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0824" calcext:value-type="float">
            <text:p>43.9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7904" calcext:value-type="float">
            <text:p>43.4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2018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2017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2016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201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201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201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004</text:p>
          </table:table-cell>
          <table:table-cell office:value-type="string" calcext:value-type="string">
            <text:p>8N 41W 32AACD:54431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